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Century Gothic" fo:font-size="13pt" officeooo:rsid="001ecd7f" officeooo:paragraph-rsid="001ecd7f" style:font-size-asian="13pt" style:font-size-complex="13pt"/>
    </style:style>
    <style:style style:name="P3" style:family="paragraph" style:parent-style-name="Standard">
      <style:text-properties style:font-name="Century Gothic" fo:font-size="13pt" fo:font-weight="bold" officeooo:rsid="001ecd7f" officeooo:paragraph-rsid="001ecd7f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style:font-name="Century Gothic" fo:font-size="13pt" fo:font-weight="bold" officeooo:rsid="0020a4f8" officeooo:paragraph-rsid="0020a4f8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style:font-name="Century Gothic" fo:font-size="13pt" fo:font-weight="normal" officeooo:rsid="001ecd7f" officeooo:paragraph-rsid="001ecd7f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style:font-name="Century Gothic" fo:font-size="13pt" fo:font-weight="normal" officeooo:rsid="0020a4f8" officeooo:paragraph-rsid="0020a4f8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style:font-name="Century Gothic" fo:font-size="13pt" fo:font-weight="normal" officeooo:rsid="00245130" officeooo:paragraph-rsid="00245130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style:font-name="Century Gothic" fo:font-size="13pt" fo:font-weight="normal" officeooo:rsid="00252836" officeooo:paragraph-rsid="00252836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style:font-name="Century Gothic" fo:font-size="13pt" fo:font-weight="normal" officeooo:rsid="00285206" officeooo:paragraph-rsid="00285206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style:font-name="Century Gothic" fo:font-size="13pt" fo:font-weight="normal" officeooo:rsid="002ae384" officeooo:paragraph-rsid="002ae384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style:font-name="Century Gothic" fo:font-size="13pt" fo:font-weight="normal" officeooo:rsid="002c13cb" officeooo:paragraph-rsid="002c13cb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style:font-name="Century Gothic" fo:font-size="13pt" fo:font-weight="normal" officeooo:rsid="002d16f2" officeooo:paragraph-rsid="002d16f2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style:font-name="Century Gothic" fo:font-size="13pt" fo:font-weight="normal" officeooo:rsid="002aa98d" officeooo:paragraph-rsid="00385a58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style:font-name="Century Gothic" fo:font-size="13pt" fo:font-weight="normal" officeooo:rsid="002f5912" officeooo:paragraph-rsid="002f5912" style:font-size-asian="13pt" style:font-weight-asian="normal" style:font-size-complex="13pt" style:font-weight-complex="normal"/>
    </style:style>
    <style:style style:name="P15" style:family="paragraph" style:parent-style-name="Standard">
      <style:text-properties style:font-name="Century Gothic" fo:font-size="15pt" fo:font-weight="bold" officeooo:rsid="001ecd7f" officeooo:paragraph-rsid="001ecd7f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Century Gothic" fo:font-size="15pt" fo:font-weight="bold" officeooo:rsid="002f5912" officeooo:paragraph-rsid="002f5912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Century Gothic" fo:font-size="15pt" style:text-underline-style="solid" style:text-underline-width="auto" style:text-underline-color="font-color" fo:font-weight="bold" officeooo:rsid="001ecd7f" officeooo:paragraph-rsid="001ecd7f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Century Gothic" fo:font-size="15pt" style:text-underline-style="solid" style:text-underline-width="auto" style:text-underline-color="font-color" fo:font-weight="bold" officeooo:rsid="0033e63f" officeooo:paragraph-rsid="0033e63f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Century Gothic" fo:font-size="15pt" style:text-underline-style="none" fo:font-weight="normal" officeooo:rsid="0033e63f" officeooo:paragraph-rsid="0033e63f" style:font-size-asian="15pt" style:font-weight-asian="normal" style:font-size-complex="15pt" style:font-weight-complex="normal"/>
    </style:style>
    <style:style style:name="P20" style:family="paragraph" style:parent-style-name="Frame_20_contents">
      <style:text-properties officeooo:rsid="0020a4f8" officeooo:paragraph-rsid="0020a4f8"/>
    </style:style>
    <style:style style:name="P21" style:family="paragraph" style:parent-style-name="Frame_20_contents">
      <style:text-properties officeooo:rsid="0021b558" officeooo:paragraph-rsid="0020a4f8"/>
    </style:style>
    <style:style style:name="P22" style:family="paragraph" style:parent-style-name="Frame_20_contents">
      <style:text-properties officeooo:rsid="0022e15e" officeooo:paragraph-rsid="0022e15e"/>
    </style:style>
    <style:style style:name="P23" style:family="paragraph" style:parent-style-name="Frame_20_contents">
      <style:text-properties officeooo:rsid="00251159" officeooo:paragraph-rsid="00251159"/>
    </style:style>
    <style:style style:name="P24" style:family="paragraph" style:parent-style-name="Frame_20_contents">
      <style:text-properties officeooo:rsid="0028cbbb" officeooo:paragraph-rsid="0028cbbb"/>
    </style:style>
    <style:style style:name="P25" style:family="paragraph" style:parent-style-name="Frame_20_contents">
      <style:text-properties officeooo:rsid="002aa98d" officeooo:paragraph-rsid="002aa98d"/>
    </style:style>
    <style:style style:name="P26" style:family="paragraph" style:parent-style-name="Frame_20_contents">
      <style:text-properties officeooo:rsid="002ae384" officeooo:paragraph-rsid="002ae384"/>
    </style:style>
    <style:style style:name="P27" style:family="paragraph" style:parent-style-name="Frame_20_contents">
      <style:text-properties officeooo:rsid="002c13cb" officeooo:paragraph-rsid="002c13cb"/>
    </style:style>
    <style:style style:name="P28" style:family="paragraph" style:parent-style-name="Frame_20_contents">
      <style:text-properties officeooo:rsid="002d16f2" officeooo:paragraph-rsid="002d16f2"/>
    </style:style>
    <style:style style:name="P29" style:family="paragraph" style:parent-style-name="Frame_20_contents">
      <style:text-properties officeooo:rsid="002decc9" officeooo:paragraph-rsid="002decc9"/>
    </style:style>
    <style:style style:name="P30" style:family="paragraph" style:parent-style-name="Frame_20_contents">
      <style:text-properties officeooo:rsid="00352abd" officeooo:paragraph-rsid="00352abd"/>
    </style:style>
    <style:style style:name="P31" style:family="paragraph" style:parent-style-name="Frame_20_contents">
      <style:text-properties officeooo:rsid="00354c60" officeooo:paragraph-rsid="00354c60"/>
    </style:style>
    <style:style style:name="P32" style:family="paragraph" style:parent-style-name="Frame_20_contents">
      <style:text-properties officeooo:rsid="0036be59" officeooo:paragraph-rsid="0036be59"/>
    </style:style>
    <style:style style:name="P33" style:family="paragraph" style:parent-style-name="Standard">
      <style:text-properties style:font-name="Century Gothic" fo:font-size="15pt" style:text-underline-style="none" fo:font-weight="normal" officeooo:rsid="0033e63f" officeooo:paragraph-rsid="002f5912" style:font-size-asian="15pt" style:font-weight-asian="normal" style:font-size-complex="1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36be5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17">Script pour le calcul de volume des tables</text:p>
      <text:p text:style-name="P15"/>
      <text:p text:style-name="P5"/>
      <text:p text:style-name="P5">⇒ Table Clinique</text:p>
      <text:p text:style-name="P5"><draw:frame draw:style-name="fr1" draw:name="Cadre1" text:anchor-type="paragraph" svg:x="0.669cm" svg:y="0.203cm" svg:width="17.859cm" draw:z-index="0"><draw:text-box fo:min-height="9.606cm"><text:p text:style-name="P20">SET SERVEROUTPUT ON</text:p><text:p text:style-name="P20">DECLARE</text:p><text:p text:style-name="P20">v_used_bytes NUMBER(10);</text:p><text:p text:style-name="P20">v_Allocated_Bytes NUMBER(10);</text:p><text:p text:style-name="P20">v_type sys.create_table_cost_columns;</text:p><text:p text:style-name="P20">BEGIN</text:p><text:p text:style-name="P20">v_Type := sys.create_table_cost_columns(</text:p><text:p text:style-name="P20">sys.create_table_cost_colinfo('INTEGER',10),</text:p><text:p text:style-name="P20">sys.create_table_cost_colinfo('VARCHAR2',50),</text:p><text:p text:style-name="P20">sys.create_table_cost_colinfo('VARCHAR2',254),</text:p><text:p text:style-name="P20">sys.create_table_cost_colinfo('VARCHAR2',30),</text:p><text:p text:style-name="P20">sys.create_table_cost_colinfo('VARCHAR2',30),</text:p><text:p text:style-name="P20">sys.create_table_cost_colinfo('VARCHAR2',30),</text:p><text:p text:style-name="P20">sys.create_table_cost_colinfo('VARCHAR2',100));</text:p><text:p text:style-name="P20">DBMS_SPACE.CREATE_TABLE_COST('USERS',v_Type,10, 10,v_used_Bytes,v_Allocated_Bytes);</text:p><text:p text:style-name="P20">DBMS_OUTPUT.PUT_LINE('Table Clinique ==&gt; Used Bytes: ' || TO_CHAR(v_used_Bytes) || ' , Allocated Bytes: ' || TO_CHAR(v_Allocated_Bytes));</text:p><text:p text:style-name="P20">END;</text:p><text:p text:style-name="P20">/</text:p><text:p text:style-name="P21"/></draw:text-box></draw:frame></text:p>
      <text:p text:style-name="P3"><text:tab/></text:p>
      <text:p text:style-name="P4">⇒ <text:span text:style-name="T1">Table ExamenClinique</text:span></text:p>
      <text:p text:style-name="P6"><draw:frame draw:style-name="fr1" draw:name="Cadre2" text:anchor-type="paragraph" svg:x="0.404cm" svg:y="0.347cm" svg:width="18.203cm" draw:z-index="1"><draw:text-box fo:min-height="7.673cm"><text:p text:style-name="P22">SET SERVEROUTPUT ON</text:p><text:p text:style-name="P22">DECLARE</text:p><text:p text:style-name="P22">v_used_bytes NUMBER(10);</text:p><text:p text:style-name="P22">v_Allocated_Bytes NUMBER(10);</text:p><text:p text:style-name="P22">v_type sys.create_table_cost_columns;</text:p><text:p text:style-name="P22">BEGIN</text:p><text:p text:style-name="P22">v_Type := sys.create_table_cost_columns(</text:p><text:p text:style-name="P22">sys.create_table_cost_colinfo('INTEGER',10),</text:p><text:p text:style-name="P22">sys.create_table_cost_colinfo('INTEGER',10),</text:p><text:p text:style-name="P22">sys.create_table_cost_colinfo('VARCHAR2',254),</text:p><text:p text:style-name="P22">sys.create_table_cost_colinfo('VARCHAR2',254));</text:p><text:p text:style-name="P22">DBMS_SPACE.CREATE_TABLE_COST('USERS',v_Type,10, 10,v_used_Bytes,v_Allocated_Bytes);</text:p><text:p text:style-name="P22">DBMS_OUTPUT.PUT_LINE('Table ExamenClinique ==&gt; Used Bytes: ' || TO_CHAR(v_used_Bytes) || ' , Allocated Bytes: ' || TO_CHAR(v_Allocated_Bytes));</text:p><text:p text:style-name="P22">END;</text:p><text:p text:style-name="P22">/</text:p></draw:text-box></draw:frame><text:tab/></text:p>
      <text:p text:style-name="P7"/>
      <text:p text:style-name="P7"/>
      <text:p text:style-name="P7"/>
      <text:p text:style-name="P8"><text:soft-page-break/></text:p>
      <text:p text:style-name="P8"/>
      <text:p text:style-name="P8">⇒ Table Médecin</text:p>
      <text:p text:style-name="P7"/>
      <text:p text:style-name="P9"><draw:frame draw:style-name="fr1" draw:name="Cadre3" text:anchor-type="paragraph" svg:x="0.007cm" svg:y="0.122cm" svg:width="18.706cm" draw:z-index="2"><draw:text-box fo:min-height="9.077cm"><text:p text:style-name="P23">SET SERVEROUTPUT ON</text:p><text:p text:style-name="P23">DECLARE</text:p><text:p text:style-name="P23">v_used_bytes NUMBER(10);</text:p><text:p text:style-name="P23">v_Allocated_Bytes NUMBER(10);</text:p><text:p text:style-name="P23">v_type sys.create_table_cost_columns;</text:p><text:p text:style-name="P23">BEGIN</text:p><text:p text:style-name="P23">v_Type := sys.create_table_cost_columns(</text:p><text:p text:style-name="P23">sys.create_table_cost_colinfo('INTEGER',10),</text:p><text:p text:style-name="P23">sys.create_table_cost_colinfo('VARCHAR2',30),</text:p><text:p text:style-name="P23">sys.create_table_cost_colinfo('VARCHAR2',30),</text:p><text:p text:style-name="P23">sys.create_table_cost_colinfo('VARCHAR2',100),</text:p><text:p text:style-name="P23">sys.create_table_cost_colinfo('NUMBER',10),</text:p><text:p text:style-name="P23">sys.create_table_cost_colinfo('VARCHAR2',20));</text:p><text:p text:style-name="P23">DBMS_SPACE.CREATE_TABLE_COST('USERS',v_Type,10, 10,v_used_Bytes,v_Allocated_Bytes);</text:p><text:p text:style-name="P23">DBMS_OUTPUT.PUT_LINE('Used Bytes: ' || TO_CHAR(v_used_Bytes) || ' Allocated Bytes: ' || TO_CHAR(v_Allocated_Bytes));</text:p><text:p text:style-name="P23">END;</text:p><text:p text:style-name="P23">/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⇒ Table Patient</text:p>
      <text:p text:style-name="P9"><draw:frame draw:style-name="fr1" draw:name="Cadre4" text:anchor-type="paragraph" svg:x="-0.072cm" svg:y="0.67cm" svg:width="18.68cm" draw:z-index="3"><draw:text-box fo:min-height="13.467cm"><text:p text:style-name="P24">SET SERVEROUTPUT ON</text:p><text:p text:style-name="P24">DECLARE</text:p><text:p text:style-name="P24">v_used_bytes NUMBER(10);</text:p><text:p text:style-name="P24">v_Allocated_Bytes NUMBER(10);</text:p><text:p text:style-name="P24">v_type sys.create_table_cost_columns;</text:p><text:p text:style-name="P24">BEGIN</text:p><text:p text:style-name="P24">v_Type := sys.create_table_cost_columns(</text:p><text:p text:style-name="P24">sys.create_table_cost_colinfo('INTEGER',10),</text:p><text:p text:style-name="P24">sys.create_table_cost_colinfo('VARCHAR2',30),</text:p><text:p text:style-name="P24">sys.create_table_cost_colinfo('VARCHAR2',30),</text:p><text:p text:style-name="P24">sys.create_table_cost_colinfo('DATE',NULL),</text:p><text:p text:style-name="P24">sys.create_table_cost_colinfo('INTEGER',3),</text:p><text:p text:style-name="P24">sys.create_table_cost_colinfo('SMALLINT',1),</text:p><text:p text:style-name="P24">sys.create_table_cost_colinfo('INTEGER',2),</text:p><text:p text:style-name="P24">sys.create_table_cost_colinfo('INTEGER',2),</text:p><text:p text:style-name="P24">sys.create_table_cost_colinfo('VARCHAR2',254),</text:p><text:p text:style-name="P24">sys.create_table_cost_colinfo('VARCHAR2',254),</text:p><text:p text:style-name="P24">sys.create_table_cost_colinfo('VARCHAR2',30),</text:p><text:p text:style-name="P24">sys.create_table_cost_colinfo('VARCHAR2',30),</text:p><text:p text:style-name="P24">sys.create_table_cost_colinfo('VARCHAR2',30),</text:p><text:p text:style-name="P24">sys.create_table_cost_colinfo('INTEGER',2),</text:p><text:p text:style-name="P24">sys.create_table_cost_colinfo('VARCHAR2',100));</text:p><text:p text:style-name="P24">DBMS_SPACE.CREATE_TABLE_COST('USERS',v_Type,</text:p><text:p text:style-name="P24">10, 10,v_used_Bytes,v_Allocated_Bytes);</text:p><text:p text:style-name="P24">DBMS_OUTPUT.PUT_LINE('Used Bytes: ' || TO_CHAR(v_used_Bytes) || ' Allocated Bytes: ' || TO_CHAR(v_Allocated_Bytes));</text:p><text:p text:style-name="P24">END;</text:p><text:p text:style-name="P24">/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3"><draw:frame draw:style-name="fr1" draw:name="Cadre5" text:anchor-type="paragraph" svg:x="-0.072cm" svg:y="0.908cm" svg:width="18.812cm" draw:z-index="4"><draw:text-box fo:min-height="7.461cm"><text:p text:style-name="P25">SET SERVEROUTPUT ON</text:p><text:p text:style-name="P25">DECLARE</text:p><text:p text:style-name="P25">v_used_bytes NUMBER(10);</text:p><text:p text:style-name="P25">v_Allocated_Bytes NUMBER(10);</text:p><text:p text:style-name="P25">v_type sys.create_table_cost_columns;</text:p><text:p text:style-name="P25">BEGIN</text:p><text:p text:style-name="P25">v_Type := sys.create_table_cost_columns(</text:p><text:p text:style-name="P25">sys.create_table_cost_colinfo('NUMBER',10),</text:p><text:p text:style-name="P25">sys.create_table_cost_colinfo('NUMBER',10),</text:p><text:p text:style-name="P25">sys.create_table_cost_colinfo('VARCHAR2',30));</text:p><text:p text:style-name="P25">DBMS_SPACE.CREATE_TABLE_COST('USERS',v_Type,</text:p><text:p text:style-name="P25">10, 10,v_used_Bytes,v_Allocated_Bytes);</text:p><text:p text:style-name="P25">DBMS_OUTPUT.PUT_LINE('Used Bytes: ' || TO_CHAR(v_used_Bytes) || ' Allocated Bytes: ' || TO_CHAR(v_Allocated_Bytes));</text:p><text:p text:style-name="P25">END;</text:p><text:p text:style-name="P25">/<text:tab/><text:tab/></text:p></draw:text-box></draw:frame>⇒ Table Affectation<text:tab/><text:tab/><text:tab/><text:tab/><text:tab/><text:tab/><text:tab/><text:tab/><text:tab/><text:tab/><text:tab/><text:tab/><text:tab/></text:p>
      <text:p text:style-name="P10"/>
      <text:p text:style-name="P10"/>
      <text:p text:style-name="P10"/>
      <text:p text:style-name="P10">⇒ Table Prinscription</text:p>
      <text:p text:style-name="P10"><draw:frame draw:style-name="fr1" draw:name="Cadre6" text:anchor-type="paragraph" svg:x="0.166cm" svg:y="0.295cm" svg:width="18.415cm" draw:z-index="5"><draw:text-box fo:min-height="7.17cm"><text:p text:style-name="P26">SET SERVEROUTPUT ON</text:p><text:p text:style-name="P26">DECLARE</text:p><text:p text:style-name="P26">v_used_bytes NUMBER(10);</text:p><text:p text:style-name="P26">v_Allocated_Bytes NUMBER(10);</text:p><text:p text:style-name="P26">v_type sys.create_table_cost_columns;</text:p><text:p text:style-name="P26">BEGIN</text:p><text:p text:style-name="P26">v_Type := sys.create_table_cost_columns(</text:p><text:p text:style-name="P26">sys.create_table_cost_colinfo('INTEGER',10),</text:p><text:p text:style-name="P26">sys.create_table_cost_colinfo('INTEGER',10),</text:p><text:p text:style-name="P26">sys.create_table_cost_colinfo('INTEGER',10),</text:p><text:p text:style-name="P26">sys.create_table_cost_colinfo('NUMBER',10),</text:p><text:p text:style-name="P26">sys.create_table_cost_colinfo('NUMBER',10));</text:p><text:p text:style-name="P26">DBMS_SPACE.CREATE_TABLE_COST('USERS',v_Type,</text:p><text:p text:style-name="P26">10, 10,v_used_Bytes,v_Allocated_Bytes);</text:p><text:p text:style-name="P26">DBMS_OUTPUT.PUT_LINE('Used Bytes: ' || TO_CHAR(v_used_Bytes) || ' Allocated Bytes: ' || TO_CHAR(v_Allocated_Bytes));</text:p><text:p text:style-name="P26">END;</text:p><text:p text:style-name="P26">/<text:tab/></text:p></draw:text-box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1"><draw:frame draw:style-name="fr1" draw:name="Cadre7" text:anchor-type="paragraph" svg:x="0.192cm" svg:y="0.921cm" svg:width="18.336cm" draw:z-index="6"><draw:text-box fo:min-height="4.948cm"><text:p text:style-name="P27">SET SERVEROUTPUT ON</text:p><text:p text:style-name="P27">DECLARE</text:p><text:p text:style-name="P27">v_used_bytes NUMBER(10);</text:p><text:p text:style-name="P27">v_Allocated_Bytes NUMBER(10);</text:p><text:p text:style-name="P27">v_type sys.create_table_cost_columns;</text:p><text:p text:style-name="P27">BEGIN</text:p><text:p text:style-name="P27">v_Type := sys.create_table_cost_columns(</text:p><text:p text:style-name="P27">sys.create_table_cost_colinfo('INTEGER',10),</text:p><text:p text:style-name="P27">sys.create_table_cost_colinfo('INTEGER',10),</text:p><text:p text:style-name="P27">sys.create_table_cost_colinfo('INTEGER',10),</text:p><text:p text:style-name="P27">sys.create_table_cost_colinfo('INTEGER',10),</text:p><text:p text:style-name="P27">sys.create_table_cost_colinfo('DATE',NULL),</text:p><text:p text:style-name="P27">sys.create_table_cost_colinfo('DATE', NULL));</text:p><text:p text:style-name="P27">DBMS_SPACE.CREATE_TABLE_COST('USERS',v_Type,</text:p><text:p text:style-name="P27">10, 10,v_used_Bytes,v_Allocated_Bytes);</text:p><text:p text:style-name="P27">DBMS_OUTPUT.PUT_LINE('Used Bytes: ' || TO_CHAR(v_used_Bytes) || ' Allocated Bytes: ' || TO_CHAR(v_Allocated_Bytes));</text:p><text:p text:style-name="P27">END;</text:p><text:p text:style-name="P27">/</text:p></draw:text-box></draw:frame>⇒ Table RendezVous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⇒ Table Visite</text:p>
      <text:p text:style-name="P12"><draw:frame draw:style-name="fr1" draw:name="Cadre8" text:anchor-type="paragraph" svg:x="0.113cm" svg:y="0.392cm" svg:width="18.627cm" draw:z-index="7"><draw:text-box fo:min-height="5.927cm"><text:p text:style-name="P28">SET SERVEROUTPUT ON</text:p><text:p text:style-name="P28">DECLARE</text:p><text:p text:style-name="P28">v_used_bytes NUMBER(10);</text:p><text:p text:style-name="P28">v_Allocated_Bytes NUMBER(10);</text:p><text:p text:style-name="P28">v_type sys.create_table_cost_columns;</text:p><text:p text:style-name="P28">BEGIN</text:p><text:p text:style-name="P28">v_Type := sys.create_table_cost_columns(</text:p><text:p text:style-name="P28">sys.create_table_cost_colinfo('INTEGER',10),</text:p><text:p text:style-name="P28">sys.create_table_cost_colinfo('INTEGER',10),</text:p><text:p text:style-name="P28">sys.create_table_cost_colinfo('INTEGER',10),</text:p><text:p text:style-name="P28">sys.create_table_cost_colinfo('INTEGER',10),</text:p><text:p text:style-name="P28">sys.create_table_cost_colinfo('DATE',NULL),</text:p><text:p text:style-name="P28">sys.create_table_cost_colinfo('VARCHAR2', 254));</text:p><text:p text:style-name="P28">DBMS_SPACE.CREATE_TABLE_COST('USERS',v_Type,</text:p><text:p text:style-name="P28">10, 10,v_used_Bytes,v_Allocated_Bytes);</text:p><text:p text:style-name="P28">DBMS_OUTPUT.PUT_LINE('Used Bytes: ' || TO_CHAR(v_used_Bytes) || ' Allocated Bytes: ' || TO_CHAR(v_Allocated_Bytes));</text:p><text:p text:style-name="P28">END;</text:p><text:p text:style-name="P28">/</text:p></draw:text-box></draw:frame></text:p>
      <text:p text:style-name="P12"/>
      <text:p text:style-name="P12"/>
      <text:p text:style-name="P12"/>
      <text:p text:style-name="P12"/>
      <text:p text:style-name="P12"/>
      <text:p text:style-name="P12">⇒ Table Ordonnance</text:p>
      <text:p text:style-name="P12"><draw:frame draw:style-name="fr1" draw:name="Cadre9" text:anchor-type="paragraph" svg:x="-0.046cm" svg:y="0.342cm" svg:width="18.812cm" draw:z-index="8"><draw:text-box fo:min-height="0.767cm"><text:p text:style-name="P28">SET SERVEROUTPUT ON</text:p><text:p text:style-name="P28">DECLARE</text:p><text:p text:style-name="P28">v_used_bytes NUMBER(10);</text:p><text:p text:style-name="P28">v_Allocated_Bytes NUMBER(10);</text:p><text:p text:style-name="P28">v_type sys.create_table_cost_columns;</text:p><text:p text:style-name="P28">BEGIN</text:p><text:p text:style-name="P28">v_Type := sys.create_table_cost_columns(</text:p><text:p text:style-name="P28">sys.create_table_cost_colinfo('INTEGER',10),</text:p><text:p text:style-name="P28">sys.create_table_cost_colinfo('INTEGER',10),</text:p><text:p text:style-name="P28">sys.create_table_cost_colinfo('DATE',NULL),</text:p><text:p text:style-name="P28">sys.create_table_cost_colinfo('DATE',NULL),</text:p><text:p text:style-name="P28">sys.create_table_cost_colinfo('VARCHAR2', 254));</text:p><text:p text:style-name="P28">DBMS_SPACE.CREATE_TABLE_COST('USERS',v_Type,</text:p><text:p text:style-name="P28">10, 10,v_used_Bytes,v_Allocated_Bytes);</text:p><text:p text:style-name="P28">DBMS_OUTPUT.PUT_LINE('Used Bytes: ' || TO_CHAR(v_used_Bytes) || ' Allocated Bytes: ' || TO_CHAR(v_Allocated_Bytes));</text:p><text:p text:style-name="P28">END;</text:p><text:p text:style-name="P28">/</text:p></draw:text-box></draw:frame></text:p>
      <text:p text:style-name="P12"><text:soft-page-break/></text:p>
      <text:p text:style-name="P12"/>
      <text:p text:style-name="P12">⇒ Table Médicament</text:p>
      <text:p text:style-name="P12"><draw:frame draw:style-name="fr1" draw:name="Cadre10" text:anchor-type="paragraph" svg:x="0.06cm" svg:y="0.307cm" svg:width="18.574cm" draw:z-index="9"><draw:text-box fo:min-height="4.392cm"><text:p text:style-name="P28">SET SERVEROUTPUT ON</text:p><text:p text:style-name="P28">DECLARE</text:p><text:p text:style-name="P28">v_used_bytes NUMBER(10);</text:p><text:p text:style-name="P28">v_Allocated_Bytes NUMBER(10);</text:p><text:p text:style-name="P28">v_type sys.create_table_cost_columns;</text:p><text:p text:style-name="P28">BEGIN</text:p><text:p text:style-name="P28">v_Type := sys.create_table_cost_columns(</text:p><text:p text:style-name="P28">sys.create_table_cost_colinfo('INTEGER',10),</text:p><text:p text:style-name="P28">sys.create_table_cost_colinfo('VARCHAR2',100),</text:p><text:p text:style-name="P28">sys.create_table_cost_colinfo('VARCHAR2', 50));</text:p><text:p text:style-name="P28">DBMS_SPACE.CREATE_TABLE_COST('USERS',v_Type,</text:p><text:p text:style-name="P28">10, 10,v_used_Bytes,v_Allocated_Bytes);</text:p><text:p text:style-name="P28">DBMS_OUTPUT.PUT_LINE('Used Bytes: ' || TO_CHAR(v_used_Bytes) || ' Allocated Bytes: ' || TO_CHAR(v_Allocated_Bytes));</text:p><text:p text:style-name="P28">END;</text:p><text:p text:style-name="P28">/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⇒ Table Facture</text:p>
      <text:p text:style-name="P12"><draw:frame draw:style-name="fr1" draw:name="Cadre11" text:anchor-type="paragraph" svg:x="0.139cm" svg:y="0.347cm" svg:width="18.336cm" draw:z-index="10"><draw:text-box fo:min-height="3.175cm"><text:p text:style-name="P29">SET SERVEROUTPUT ON</text:p><text:p text:style-name="P29">DECLARE</text:p><text:p text:style-name="P29">v_used_bytes NUMBER(10);</text:p><text:p text:style-name="P29">v_Allocated_Bytes NUMBER(10);</text:p><text:p text:style-name="P29">v_type sys.create_table_cost_columns;</text:p><text:p text:style-name="P29">BEGIN</text:p><text:p text:style-name="P29">v_Type := sys.create_table_cost_columns(</text:p><text:p text:style-name="P29">sys.create_table_cost_colinfo('INTEGER',10),</text:p><text:p text:style-name="P29">sys.create_table_cost_colinfo('INTEGER',10),</text:p><text:p text:style-name="P29">sys.create_table_cost_colinfo('DATE',NULL),</text:p><text:p text:style-name="P29">sys.create_table_cost_colinfo('FLOAT',10),</text:p><text:p text:style-name="P29">sys.create_table_cost_colinfo('FLOAT', 10));</text:p><text:p text:style-name="P29">DBMS_SPACE.CREATE_TABLE_COST('USERS',v_Type,</text:p><text:p text:style-name="P29">10, 10,v_used_Bytes,v_Allocated_Bytes);</text:p><text:p text:style-name="P29">DBMS_OUTPUT.PUT_LINE('Used Bytes: ' || TO_CHAR(v_used_Bytes) || ' Allocated Bytes: ' || TO_CHAR(v_Allocated_Bytes));</text:p><text:p text:style-name="P29">END;</text:p><text:p text:style-name="P29">/</text:p></draw:text-box></draw:frame></text:p>
      <text:p text:style-name="P33"><draw:frame draw:style-name="fr1" draw:name="Cadre15" text:anchor-type="paragraph" svg:x="0.113cm" svg:y="0.288cm" svg:width="18.336cm" draw:z-index="11"><draw:text-box fo:min-height="3.731cm"><text:p text:style-name="P32">set serveroutput on</text:p><text:p text:style-name="P32"/><text:p text:style-name="P32">DECLARE</text:p><text:p text:style-name="P32"><text:s/>ub <text:s/>NUMBER;</text:p><text:p text:style-name="P32"><text:s/>ab <text:s/>NUMBER;</text:p><text:p text:style-name="P32">BEGIN</text:p><text:p text:style-name="P32"><text:s text:c="2"/>dbms_space.create_index_cost('CREATE INDEX idx_examenclinique ON "ExamenClinique"("idExamenClinique","idVisite")', ub, ab);</text:p><text:p text:style-name="P32"/><text:p text:style-name="P32"><text:s text:c="2"/>dbms_output.put_line('Used Bytes: ' || TO_CHAR(ub));</text:p><text:p text:style-name="P32"><text:s text:c="2"/>dbms_output.put_line('Alloc Bytes: ' || TO_CHAR(ab));</text:p><text:p text:style-name="P32">END;</text:p><text:p text:style-name="P32">/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8:43:01.790744454</meta:creation-date>
    <dc:date>2017-04-30T23:15:07.945218515</dc:date>
    <meta:editing-duration>PT4H45M11S</meta:editing-duration>
    <meta:editing-cycles>26</meta:editing-cycles>
    <meta:generator>LibreOffice/5.2.6.2$Linux_X86_64 LibreOffice_project/20m0$Build-2</meta:generator>
    <meta:document-statistic meta:table-count="0" meta:image-count="0" meta:object-count="0" meta:page-count="8" meta:paragraph-count="219" meta:word-count="485" meta:character-count="7501" meta:non-whitespace-character-count="7203"/>
  </office:meta>
</office:document-meta>
</file>